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E000002188F7256A03E26C3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0.092cm" svg:y="17.752cm" svg:width="17cm" svg:height="7.814cm" draw:z-index="0"><draw:image xlink:href="Pictures/100000010000048E000002188F7256A03E26C3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4T11:06:16.294000000</dc:date>
    <meta:editing-duration>PT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5.2$Windows_X86_64 LibreOffice_project/499f9727c189e6ef3471021d6132d4c694f357e5</meta:generator>
  </office:meta>
</office:document-meta>
</file>